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7073c4" officeooo:paragraph-rsid="000a3b49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0a3b49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2d593" officeooo:paragraph-rsid="000a3b4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69cfb" officeooo:paragraph-rsid="000a3b4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ef6c3" officeooo:paragraph-rsid="000a3b4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8524ee" officeooo:paragraph-rsid="000a3b4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0a3b4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0a3b4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15739" officeooo:paragraph-rsid="000a3b49" style:font-style-asian="normal" style:font-weight-asian="bold" style:font-style-complex="normal" style:font-weight-complex="bold"/>
    </style:style>
    <style:style style:name="T1" style:family="text">
      <style:text-properties officeooo:rsid="0072d593"/>
    </style:style>
    <style:style style:name="T2" style:family="text">
      <style:text-properties fo:font-style="italic" officeooo:rsid="0072d593" style:font-style-asian="italic" style:font-style-complex="italic"/>
    </style:style>
    <style:style style:name="T3" style:family="text">
      <style:text-properties fo:font-style="italic" officeooo:rsid="0072e43c" style:font-style-asian="italic" style:font-style-complex="italic"/>
    </style:style>
    <style:style style:name="T4" style:family="text">
      <style:text-properties fo:font-style="italic" officeooo:rsid="0073fd7f" style:font-style-asian="italic" style:font-style-complex="italic"/>
    </style:style>
    <style:style style:name="T5" style:family="text">
      <style:text-properties fo:font-style="italic" officeooo:rsid="00758e38" style:font-style-asian="italic" style:font-style-complex="italic"/>
    </style:style>
    <style:style style:name="T6" style:family="text">
      <style:text-properties fo:font-style="italic" officeooo:rsid="00787129" style:font-style-asian="italic" style:font-style-complex="italic"/>
    </style:style>
    <style:style style:name="T7" style:family="text">
      <style:text-properties fo:font-style="italic" officeooo:rsid="007a4d62" style:font-style-asian="italic" style:font-style-complex="italic"/>
    </style:style>
    <style:style style:name="T8" style:family="text">
      <style:text-properties fo:font-style="italic" officeooo:rsid="007a93bd" style:font-style-asian="italic" style:font-style-complex="italic"/>
    </style:style>
    <style:style style:name="T9" style:family="text">
      <style:text-properties fo:font-style="italic" officeooo:rsid="007ac5ec" style:font-style-asian="italic" style:font-style-complex="italic"/>
    </style:style>
    <style:style style:name="T10" style:family="text">
      <style:text-properties fo:font-style="italic" officeooo:rsid="007bd74f" style:font-style-asian="italic" style:font-style-complex="italic"/>
    </style:style>
    <style:style style:name="T11" style:family="text">
      <style:text-properties fo:font-style="italic" officeooo:rsid="007cf17a" style:font-style-asian="italic" style:font-style-complex="italic"/>
    </style:style>
    <style:style style:name="T12" style:family="text">
      <style:text-properties fo:font-style="italic" officeooo:rsid="007e941b" style:font-style-asian="italic" style:font-style-complex="italic"/>
    </style:style>
    <style:style style:name="T13" style:family="text">
      <style:text-properties fo:font-style="italic" officeooo:rsid="007ef6c3" style:font-style-asian="italic" style:font-style-complex="italic"/>
    </style:style>
    <style:style style:name="T14" style:family="text">
      <style:text-properties fo:font-style="italic" officeooo:rsid="00827f8e" style:font-style-asian="italic" style:font-style-complex="italic"/>
    </style:style>
    <style:style style:name="T15" style:family="text">
      <style:text-properties fo:font-style="italic" fo:font-weight="normal" officeooo:rsid="0089893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8a07c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8d22b7" style:font-style-asian="italic" style:font-weight-asian="normal" style:font-style-complex="italic" style:font-weight-complex="normal"/>
    </style:style>
    <style:style style:name="T18" style:family="text">
      <style:text-properties officeooo:rsid="0072e43c"/>
    </style:style>
    <style:style style:name="T19" style:family="text">
      <style:text-properties officeooo:rsid="0073fd7f"/>
    </style:style>
    <style:style style:name="T20" style:family="text">
      <style:text-properties officeooo:rsid="00758e38"/>
    </style:style>
    <style:style style:name="T21" style:family="text">
      <style:text-properties officeooo:rsid="00787129"/>
    </style:style>
    <style:style style:name="T22" style:family="text">
      <style:text-properties officeooo:rsid="007a36f9"/>
    </style:style>
    <style:style style:name="T23" style:family="text">
      <style:text-properties fo:font-weight="bold" officeooo:rsid="007a36f9" style:font-weight-asian="bold" style:font-weight-complex="bold"/>
    </style:style>
    <style:style style:name="T24" style:family="text">
      <style:text-properties fo:font-weight="bold" officeooo:rsid="007a93bd" style:font-weight-asian="bold" style:font-weight-complex="bold"/>
    </style:style>
    <style:style style:name="T25" style:family="text">
      <style:text-properties officeooo:rsid="007a4d62"/>
    </style:style>
    <style:style style:name="T26" style:family="text">
      <style:text-properties officeooo:rsid="007a93bd"/>
    </style:style>
    <style:style style:name="T27" style:family="text">
      <style:text-properties officeooo:rsid="007ac5ec"/>
    </style:style>
    <style:style style:name="T28" style:family="text">
      <style:text-properties officeooo:rsid="007bd74f"/>
    </style:style>
    <style:style style:name="T29" style:family="text">
      <style:text-properties officeooo:rsid="007cf17a"/>
    </style:style>
    <style:style style:name="T30" style:family="text">
      <style:text-properties officeooo:rsid="007e941b"/>
    </style:style>
    <style:style style:name="T31" style:family="text">
      <style:text-properties officeooo:rsid="007ef6c3"/>
    </style:style>
    <style:style style:name="T32" style:family="text">
      <style:text-properties officeooo:rsid="008207d9"/>
    </style:style>
    <style:style style:name="T33" style:family="text">
      <style:text-properties officeooo:rsid="00846ac1"/>
    </style:style>
    <style:style style:name="T34" style:family="text">
      <style:text-properties officeooo:rsid="00827f8e"/>
    </style:style>
    <style:style style:name="T35" style:family="text">
      <style:text-properties officeooo:rsid="008513d4"/>
    </style:style>
    <style:style style:name="T36" style:family="text">
      <style:text-properties officeooo:rsid="008524ee"/>
    </style:style>
    <style:style style:name="T37" style:family="text">
      <style:text-properties officeooo:rsid="0086807b"/>
    </style:style>
    <style:style style:name="T38" style:family="text">
      <style:text-properties fo:font-weight="normal" officeooo:rsid="0086807b" style:font-weight-asian="normal" style:font-weight-complex="normal"/>
    </style:style>
    <style:style style:name="T39" style:family="text">
      <style:text-properties fo:font-weight="normal" officeooo:rsid="0089893a" style:font-weight-asian="normal" style:font-weight-complex="normal"/>
    </style:style>
    <style:style style:name="T40" style:family="text">
      <style:text-properties fo:font-weight="normal" officeooo:rsid="008a07c2" style:font-weight-asian="normal" style:font-weight-complex="normal"/>
    </style:style>
    <style:style style:name="T41" style:family="text">
      <style:text-properties fo:font-weight="normal" officeooo:rsid="008d22b7" style:font-weight-asian="normal" style:font-weight-complex="normal"/>
    </style:style>
    <style:style style:name="T42" style:family="text">
      <style:text-properties fo:font-weight="normal" officeooo:rsid="008e1ff9" style:font-weight-asian="normal" style:font-weight-complex="normal"/>
    </style:style>
    <style:style style:name="T43" style:family="text">
      <style:text-properties fo:font-weight="normal" officeooo:rsid="009013af" style:font-weight-asian="normal" style:font-weight-complex="normal"/>
    </style:style>
    <style:style style:name="T44" style:family="text">
      <style:text-properties officeooo:rsid="0089893a"/>
    </style:style>
    <style:style style:name="T45" style:family="text">
      <style:text-properties officeooo:rsid="008d22b7"/>
    </style:style>
    <style:style style:name="T46" style:family="text">
      <style:text-properties officeooo:rsid="008e1ff9"/>
    </style:style>
    <style:style style:name="T47" style:family="text">
      <style:text-properties officeooo:rsid="009013af"/>
    </style:style>
    <style:style style:name="T48" style:family="text">
      <style:text-properties officeooo:rsid="0092c9e9"/>
    </style:style>
    <style:style style:name="T49" style:family="text">
      <style:text-properties officeooo:rsid="00937939"/>
    </style:style>
    <style:style style:name="T50" style:family="text">
      <style:text-properties officeooo:rsid="00939bf7"/>
    </style:style>
    <style:style style:name="T51" style:family="text">
      <style:text-properties officeooo:rsid="0094f7db"/>
    </style:style>
    <style:style style:name="T52" style:family="text">
      <style:text-properties officeooo:rsid="0096d660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WEB DINÁMICAS</text:p>
      <text:p text:style-name="P8"/>
      <text:p text:style-name="P9">¿Cómo procesa una petición Django?</text:p>
      <text:p text:style-name="P3">Esto es lo que sucede cuando hacemos una petición a una página web:</text:p>
      <text:list xml:id="list2001959405" text:style-name="L1">
        <text:list-item>
          <text:p text:style-name="P1"><text:span text:style-name="T1">El comando </text:span><text:span text:style-name="T2">python manage.py runserver</text:span><text:span text:style-name="T1"> importa un archivo llamado </text:span><text:span text:style-name="T2">settings.py</text:span><text:span text:style-name="T1"> desde el mismo directorio. Este archivo contiene todo tipo de configuraciones opcionales para esta instancia de Django en particular, pero una de las configuraciones más importantes </text:span><text:span text:style-name="T18">es </text:span><text:span text:style-name="T3">ROOT_URLCONF</text:span><text:span text:style-name="T18">. La variable <text:s/></text:span><text:span text:style-name="T3">ROOT_URLCONF</text:span><text:span text:style-name="T18"> le dice a Django qué módulo de Python debería usar par ala URLconf de este sitio web.</text:span></text:p>
        </text:list-item>
        <text:list-item>
          <text:p text:style-name="P1"><text:span text:style-name="T19">Cuando llega una petición Django carga la URLconf apuntada por la variable </text:span><text:span text:style-name="T3">ROOT_URLCONF</text:span><text:span text:style-name="T18">. </text:span><text:span text:style-name="T19">Luego comprueba cada uno de los patrones de URL en la URLconf en orden, comparando la URL solicitada con un patrón a la vez, hasta que encuentra uno que coincida. Cuando encuentra uno que coincide, llama a la función de vista asociada con ese patrón, pasando un objeto </text:span><text:span text:style-name="T4">HttpRequest</text:span><text:span text:style-name="T19"> como primer parámetro de la función.</text:span></text:p>
        </text:list-item>
        <text:list-item>
          <text:p text:style-name="P1"><text:span text:style-name="T20">La función de vista es responsable de retornar un objeto </text:span><text:span text:style-name="T5">HttpResponse</text:span><text:span text:style-name="T20">. </text:span></text:p>
        </text:list-item>
      </text:list>
      <text:p text:style-name="P4"/>
      <text:p text:style-name="P2"><text:span text:style-name="T21">Además del mapeo directo de URLs con funciones vista, Django provee más flexibilidad en el procesamiento de peticiones. El flujo típico (una resolución de </text:span><text:span text:style-name="T6">URLconf</text:span><text:span text:style-name="T21"> a una función de vista que retorna un </text:span><text:span text:style-name="T6">HttpResponse</text:span><text:span text:style-name="T21">) </text:span><text:span text:style-name="T22">puede ser cortocircuitado o </text:span><text:span text:style-name="T23">*augmented*</text:span><text:span text:style-name="T22"> mediante middleware. </text:span></text:p>
      <text:p text:style-name="P2"><text:span text:style-name="T25">Cuando llega una petición </text:span><text:span text:style-name="T7">HTTP</text:span><text:span text:style-name="T25"> desde el navegador, un </text:span><text:span text:style-name="T7">manejador</text:span><text:span text:style-name="T25"> especifico a cada servidor construye la </text:span><text:span text:style-name="T7">HttpRequest</text:span><text:span text:style-name="T25">, para pasarla a los componentes y maneja el flujo del procesamiento de la respuestas. </text:span><text:span text:style-name="T26">El manejador luego llama a cualquier </text:span><text:span text:style-name="T8">middleware</text:span><text:span text:style-name="T26"> de Petición o Vista disponible. Estos tipos de </text:span><text:span text:style-name="T8">middleware</text:span><text:span text:style-name="T26"> son útiles para </text:span><text:span text:style-name="T24">*augmenting*</text:span><text:span text:style-name="T26"> los objetos </text:span><text:span text:style-name="T8">HttpRequest</text:span><text:span text:style-name="T26"> así como también para proveer manejo especial a determinados tipos de peticiones. </text:span><text:span text:style-name="T27">Si alguno de los mismos retornara un </text:span><text:span text:style-name="T9">HttpResponse</text:span><text:span text:style-name="T27"> la vista no es invocada.</text:span><text:span text:style-name="T28"> Si una función de vista lanza una excepción, el control pasa al </text:span><text:span text:style-name="T10">middleware</text:span><text:span text:style-name="T28"> de Excepción. </text:span><text:span text:style-name="T29">Si este </text:span><text:span text:style-name="T11">middleware</text:span><text:span text:style-name="T29"> no retorna un </text:span><text:span text:style-name="T11">HttpResponse</text:span><text:span text:style-name="T29">, la excepción se vuelve a lanzar. </text:span><text:span text:style-name="T30">Django incluye vistas por omisión para respuestas amigables a errores </text:span><text:span text:style-name="T12">404</text:span><text:span text:style-name="T30"> y </text:span><text:span text:style-name="T12">500.</text:span><text:span text:style-name="T30"> </text:span><text:span text:style-name="T31">el </text:span><text:span text:style-name="T13">middleware de respuesta</text:span><text:span text:style-name="T31"> es bueno para el procesamiento posterior a un </text:span><text:span text:style-name="T13">HttpResponse</text:span><text:span text:style-name="T31"> justo antes de que se envíe al navegador o haciendo limpieza de recursos específicos a ua petición.</text:span></text:p>
      <text:p text:style-name="P5"/>
      <text:p text:style-name="P8"><text:span text:style-name="T32">URLconfs y el acop</text:span><text:span text:style-name="T33">l</text:span><text:span text:style-name="T32">amiento débil.</text:span></text:p>
      <text:p text:style-name="P2"><text:span text:style-name="T34">Si dos piezas de código están débilmente acop</text:span><text:span text:style-name="T33">l</text:span><text:span text:style-name="T34">adas (</text:span><text:span text:style-name="T14">loosely coupled</text:span><text:span text:style-name="T34">) los cambios realizados sobre una de las piezas </text:span><text:span text:style-name="T33">va a tener poco o ningún efecto sobre la otra. </text:span><text:span text:style-name="T35">En una aplicación web de Django, la definición de la URL y la función de vista que se llamará están débilmente acopladas; de esta manera, la decisión de cuál debe ser la URL para una función, y la implementación de la función misma, residen en dos lugares separados, </text:span><text:span text:style-name="T36">permitiendo el desarrollo de cada pieza sin afectar a la otra.</text:span></text:p>
      <text:p text:style-name="P6"/>
      <text:p text:style-name="P8"><text:span text:style-name="T37">Nota:</text:span><text:span text:style-name="T38"> </text:span></text:p>
      <text:p text:style-name="P8"><text:span text:style-name="T38"><text:tab/></text:span><text:span text:style-name="T44">URLconf</text:span><text:span text:style-name="T39">: Una </text:span><text:span text:style-name="T15">URLconf</text:span><text:span text:style-name="T39"> es como una tabla de contenido para tu sitio web hecho con Django, básicamente es un mapeo entre los patrones URL y las funciones de vista que deben ser llamadas por esos patrones URL. </text:span><text:span text:style-name="T40">Dichas funciones de vista deben estar en el Python </text:span><text:span text:style-name="T16">path</text:span><text:span text:style-name="T40">. </text:span></text:p>
      <text:p text:style-name="P8"><text:span text:style-name="T40"><text:tab/></text:span><text:span text:style-name="T45">Middleware</text:span><text:span text:style-name="T41">: Un componente </text:span><text:span text:style-name="T17">middleware</text:span><text:span text:style-name="T41"> es una clase de Python que se ajusta a una determinada API.</text:span></text:p>
      <text:p text:style-name="P8"><text:span text:style-name="T41"><text:tab/></text:span><text:span text:style-name="T46">Error404</text:span><text:span text:style-name="T42">: </text:span><text:span text:style-name="T43">Error lanzado como respuestas a una petición HTTP cuando el recurso (URL) solicitado no es encontrado. Error del cliente.</text:span></text:p>
      <text:p text:style-name="P8"><text:span text:style-name="T43"><text:tab/></text:span><text:span text:style-name="T47">Error500</text:span><text:span text:style-name="T43">: Error emitido por aplicaciones empotradas en los servidores web, es lanzado cuando se encuentran situaciones de error ajenas al servidor propiamente.</text:span></text:p>
      <text:p text:style-name="P8"><text:soft-page-break/><text:span text:style-name="T43"/></text:p>
      <text:p text:style-name="P8"><text:span text:style-name="T43"/></text:p>
      <text:p text:style-name="P8"><text:span text:style-name="T48">EL SISTEMA DE PLANTILLAS DE DJANGO</text:span></text:p>
      <text:p text:style-name="P8"><text:span text:style-name="T49"/></text:p>
      <text:p text:style-name="P8"><text:span text:style-name="T49">Sistema básico de plantillas.</text:span></text:p>
      <text:p text:style-name="P2"><text:span text:style-name="T50">Una plantilla de Django, es una cadena de texto que pretende separar la presentación de un documento de sus datos. </text:span><text:span text:style-name="T51">Una plantilla define rellenos y diversos bits de lógica básica (etiquetas de plantillas) que regulan como el documento debe ser mostrado. </text:span><text:bookmark-start text:name="__DdeLink__679_751300133"/><text:span text:style-name="T52">Las plantillas son usadas para producir HTML, pero en Django las plantillas son igualmente capaces de generar cualquier formato basado en texto.</text:span><text:bookmark-end text:name="__DdeLink__679_751300133"/><text:span text:style-name="T52"> </text:span></text:p>
      <text:p text:style-name="P2"><text:span text:style-name="T5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3:25:30</meta:creation-date>
    <dc:date>2013-09-24T03:26:15</dc:date>
    <meta:editing-duration>P0D</meta:editing-duration>
    <meta:editing-cycles>1</meta:editing-cycles>
    <meta:document-statistic meta:table-count="0" meta:image-count="0" meta:object-count="0" meta:page-count="2" meta:paragraph-count="18" meta:word-count="622" meta:character-count="3855" meta:non-whitespace-character-count="3244"/>
    <meta:generator>LibreOffice/3.6$Linux_x86 LibreOffice_project/360m1$Build-2</meta:generator>
  </office:meta>
</office:document-meta>
</file>